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left="1.9694in">
        <style:tab-stops/>
      </style:paragraph-properties>
      <style:text-properties fo:font-weight="bold" style:font-weight-asian="bold" fo:font-size="14pt" style:font-size-asian="14pt"/>
    </style:style>
    <style:style style:name="P2" style:parent-style-name="Standard" style:family="paragraph">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weight="bold" style:font-weight-asian="bold"/>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P12" style:parent-style-name="Standard" style:family="paragraph">
      <style:text-properties fo:font-weight="bold" style:font-weight-asian="bold"/>
    </style:style>
    <style:style style:name="P13" style:parent-style-name="Standard" style:family="paragraph">
      <style:text-properties fo:font-weight="bold" style:font-weight-asian="bold"/>
    </style:style>
    <style:style style:name="P14" style:parent-style-name="Standard" style:family="paragraph">
      <style:text-properties fo:font-weight="bold" style:font-weight-asian="bold"/>
    </style:style>
    <style:style style:name="P15" style:parent-style-name="Standard" style:family="paragraph">
      <style:text-properties fo:font-weight="bold" style:font-weight-asian="bold"/>
    </style:style>
  </office:automatic-styles>
  <office:body>
    <office:text text:use-soft-page-breaks="true">
      <text:p text:style-name="P1">MILESTONE REPORT WEEK1</text:p>
      <text:p text:style-name="Standard"/>
      <text:p text:style-name="P2">1. Environment details</text:p>
      <text:p text:style-name="Standard"/>
      <text:p text:style-name="Standard"><text:s text:c="5"/><text:span text:style-name="T3">Software Requirements:</text:span></text:p>
      <text:p text:style-name="Standard"><text:s/></text:p>
      <text:p text:style-name="Standard"><text:s text:c="12"/><text:span text:style-name="T4">OS</text:span>: linux ubuntu 20.04 (VM or as a main OS on the machine)</text:p>
      <text:p text:style-name="Standard"><text:s text:c="12"/><text:span text:style-name="T5">Tools</text:span>: <text:s/>docker,<text:s/>docker-compose, zookeeper, <text:s/>kafka, mongodb, spark</text:p>
      <text:p text:style-name="Standard"><text:s text:c="12"/><text:span text:style-name="T6">Languages</text:span>: <text:s/>python 3.8, mongo no sql.</text:p>
      <text:p text:style-name="Standard"><text:s text:c="12"/><text:span text:style-name="T7">Database</text:span>: <text:s/>MongoDB</text:p>
      <text:p text:style-name="Standard"/>
      <text:p text:style-name="Standard"><text:s text:c="6"/><text:span text:style-name="T8">Hardware Requirements:</text:span></text:p>
      <text:p text:style-name="Standard"/>
      <text:p text:style-name="Standard"><text:s text:c="14"/><text:span text:style-name="T9">HDD Size</text:span>: min 50GB</text:p>
      <text:p text:style-name="Standard"><text:s text:c="14"/><text:span text:style-name="T10">Ram</text:span>: Min 4GB</text:p>
      <text:p text:style-name="Standard"><text:s text:c="14"/><text:span text:style-name="T11">Virtualization</text:span>: HW should support</text:p>
      <text:p text:style-name="Standard"><text:s text:c="18"/></text:p>
      <text:p text:style-name="Standard"/>
      <text:p text:style-name="P12">2. What goes in as an input</text:p>
      <text:p text:style-name="Standard"/>
      <text:p text:style-name="Standard"><text:s text:c="8"/>Data Ingestion Service will take input as any search sting and will fetch the data from the freenews rapid api.</text:p>
      <text:p text:style-name="Standard"><text:s text:c="9"/>The data collected from the Data Ingestion service can be given<text:s/>as input to the producer service. <text:s/>This data is collected for training the model.</text:p>
      <text:p text:style-name="Standard"/>
      <text:p text:style-name="P13">3. How the input is being processed</text:p>
      <text:p text:style-name="Standard"><text:s text:c="7"/></text:p>
      <text:p text:style-name="Standard"><text:s text:c="6"/>We are filtering the required fields (Tile, Date,Summary,topic, and source) from the webapi response and then streaming the<text:s/>filtered json to consumer using kafka streaming service. <text:s/>We are creating a unique topic for each json we stream to Kafka broker.</text:p>
      <text:p text:style-name="Standard"/>
      <text:p text:style-name="P14">4. What comes out as an output</text:p>
      <text:p text:style-name="Standard"/>
      <text:p text:style-name="Standard"><text:s text:c="8"/>The streamed data from the producer is read by the consumer and we are directly inserting it into the mongo DB.</text:p>
      <text:p text:style-name="Standard"/>
      <text:p text:style-name="P15">5. Challenges encountered and the way you tackled them</text:p>
      <text:p text:style-name="Standard"/>
      <text:p text:style-name="Standard">1. Started with MYSQL. But later we found MongoDB is much suitable for this project as we are dealing with documents. We found hard to stream and parse the streamed strings from kafka server when we used MYSQL. <text:s/></text:p>
      <text:p text:style-name="Standard">2. <text:s/>Setting up the docker environment for the project and make them work together. <text:s/>When multiple<text:s/>services are starting some of them are failed to synchronize with other services. Specifically, we face issue with<text:s/>the producer and consumer services with errors like “No Brokers Found”.</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tadepal</meta:initial-creator>
    <dc:creator>Phani Kumar Tadepally</dc:creator>
    <meta:creation-date>2021-10-08T16:58:00Z</meta:creation-date>
    <dc:date>2021-10-08T16:58:00Z</dc:date>
    <meta:template xlink:href="Normal.dotm" xlink:type="simple"/>
    <meta:editing-cycles>2</meta:editing-cycles>
    <meta:editing-duration>PT60S</meta:editing-duration>
    <meta:document-statistic meta:page-count="1" meta:paragraph-count="3" meta:word-count="266" meta:character-count="1782" meta:row-count="12" meta:non-whitespace-character-count="1519"/>
  </office:meta>
</office:document-meta>
</file>